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77ee4"/>
    </style:style>
    <style:style style:name="T2" style:family="text">
      <style:text-properties officeooo:rsid="00177ee4"/>
    </style:style>
    <style:style style:name="T3" style:family="text">
      <style:text-properties officeooo:rsid="0018eeb9"/>
    </style:style>
  </office:automatic-styles>
  <office:body>
    <office:text>
      <text:tracked-changes>
        <text:changed-region xml:id="ct34220960" text:id="ct34220960">
          <text:deletion>
            <office:change-info>
              <dc:creator>martin </dc:creator>
              <dc:date>2016-04-02T15:37:00</dc:date>
            </office:change-info>
            <text:p text:style-name="Standard">Computer vision driven semi-supervised machine learning </text:p>
          </text:deletion>
        </text:changed-region>
        <text:changed-region xml:id="ct34221792" text:id="ct34221792">
          <text:insertion>
            <office:change-info>
              <dc:creator>martin </dc:creator>
              <dc:date>2016-04-02T15:37:00</dc:date>
            </office:change-info>
          </text:insertion>
        </text:changed-region>
        <text:changed-region xml:id="ct34222016" text:id="ct34222016">
          <text:deletion>
            <office:change-info>
              <dc:creator>martin </dc:creator>
              <dc:date>2016-04-02T15:37:00</dc:date>
            </office:change-info>
            <text:p text:style-name="Standard">d</text:p>
          </text:deletion>
        </text:changed-region>
        <text:changed-region xml:id="ct34222528" text:id="ct34222528">
          <text:insertion>
            <office:change-info>
              <dc:creator>martin </dc:creator>
              <dc:date>2016-04-02T15:37:00</dc:date>
            </office:change-info>
          </text:insertion>
        </text:changed-region>
        <text:changed-region xml:id="ct34222208" text:id="ct34222208">
          <text:insertion>
            <office:change-info>
              <dc:creator>martin </dc:creator>
              <dc:date>2016-04-02T15:38:00</dc:date>
            </office:change-info>
          </text:insertion>
        </text:changed-region>
        <text:changed-region xml:id="ct34219584" text:id="ct34219584">
          <text:deletion>
            <office:change-info>
              <dc:creator>martin </dc:creator>
              <dc:date>2016-04-02T15:38:00</dc:date>
            </office:change-info>
            <text:p text:style-name="Standard">Although p</text:p>
          </text:deletion>
        </text:changed-region>
        <text:changed-region xml:id="ct34222720" text:id="ct34222720">
          <text:insertion>
            <office:change-info>
              <dc:creator>martin </dc:creator>
              <dc:date>2016-04-02T15:38:00</dc:date>
            </office:change-info>
          </text:insertion>
        </text:changed-region>
        <text:changed-region xml:id="ct35070992" text:id="ct35070992">
          <text:deletion>
            <office:change-info>
              <dc:creator>martin </dc:creator>
              <dc:date>2016-04-02T15:38:00</dc:date>
            </office:change-info>
            <text:p text:style-name="Standard">can easily </text:p>
          </text:deletion>
        </text:changed-region>
        <text:changed-region xml:id="ct35071184" text:id="ct35071184">
          <text:insertion>
            <office:change-info>
              <dc:creator>martin </dc:creator>
              <dc:date>2016-04-02T15:39:00</dc:date>
            </office:change-info>
          </text:insertion>
        </text:changed-region>
        <text:changed-region xml:id="ct56815408" text:id="ct56815408">
          <text:insertion>
            <office:change-info>
              <dc:creator>Unknown Author</dc:creator>
              <dc:date>2016-04-03T20:29:00</dc:date>
            </office:change-info>
          </text:insertion>
        </text:changed-region>
        <text:changed-region xml:id="ct56927664" text:id="ct56927664">
          <text:deletion>
            <office:change-info>
              <dc:creator>Unknown Author</dc:creator>
              <dc:date>2016-04-03T20:29:00</dc:date>
            </office:change-info>
            <text:p text:style-name="Standard"><text:span text:style-name="T1">s</text:span></text:p>
          </text:deletion>
          <text:insertion>
            <office:change-info office:chg-author="martin " office:chg-date-time="2016-04-02T15:39:00"/>
          </text:insertion>
        </text:changed-region>
        <text:changed-region xml:id="ct56836080" text:id="ct56836080">
          <text:insertion>
            <office:change-info>
              <dc:creator>martin </dc:creator>
              <dc:date>2016-04-02T15:39:00</dc:date>
            </office:change-info>
          </text:insertion>
        </text:changed-region>
        <text:changed-region xml:id="ct56919280" text:id="ct56919280">
          <text:deletion>
            <office:change-info>
              <dc:creator>Unknown Author</dc:creator>
              <dc:date>2016-04-03T20:29:00</dc:date>
            </office:change-info>
            <text:p text:style-name="Standard">y</text:p>
          </text:deletion>
          <text:insertion>
            <office:change-info office:chg-author="martin " office:chg-date-time="2016-04-02T15:39:00"/>
          </text:insertion>
        </text:changed-region>
        <text:changed-region xml:id="ct35072880" text:id="ct35072880">
          <text:insertion>
            <office:change-info>
              <dc:creator>Unknown Author</dc:creator>
              <dc:date>2016-04-03T20:29:00</dc:date>
            </office:change-info>
          </text:insertion>
        </text:changed-region>
        <text:changed-region xml:id="ct56903120" text:id="ct56903120">
          <text:insertion>
            <office:change-info>
              <dc:creator>martin </dc:creator>
              <dc:date>2016-04-02T15:39:00</dc:date>
            </office:change-info>
          </text:insertion>
        </text:changed-region>
        <text:changed-region xml:id="ct56939760" text:id="ct56939760">
          <text:insertion>
            <office:change-info>
              <dc:creator>Unknown Author</dc:creator>
              <dc:date>2016-04-03T20:30:00</dc:date>
            </office:change-info>
          </text:insertion>
        </text:changed-region>
        <text:changed-region xml:id="ct56982128" text:id="ct56982128">
          <text:insertion>
            <office:change-info>
              <dc:creator>martin </dc:creator>
              <dc:date>2016-04-02T15:39:00</dc:date>
            </office:change-info>
          </text:insertion>
        </text:changed-region>
        <text:changed-region xml:id="ct60046112" text:id="ct60046112">
          <text:deletion>
            <office:change-info>
              <dc:creator>Unknown Author</dc:creator>
              <dc:date>2016-04-03T20:34:00</dc:date>
            </office:change-info>
            <text:p text:style-name="Standard">s</text:p>
          </text:deletion>
          <text:insertion>
            <office:change-info office:chg-author="martin " office:chg-date-time="2016-04-02T15:39:00"/>
          </text:insertion>
        </text:changed-region>
        <text:changed-region xml:id="ct60953328" text:id="ct60953328">
          <text:insertion>
            <office:change-info>
              <dc:creator>martin </dc:creator>
              <dc:date>2016-04-02T15:39:00</dc:date>
            </office:change-info>
          </text:insertion>
        </text:changed-region>
        <text:changed-region xml:id="ct57258128" text:id="ct57258128">
          <text:deletion>
            <office:change-info>
              <dc:creator>Unknown Author</dc:creator>
              <dc:date>2016-04-03T20:30:00</dc:date>
            </office:change-info>
            <text:p text:style-name="Standard">are extremely hard to design</text:p>
          </text:deletion>
          <text:insertion>
            <office:change-info office:chg-author="martin " office:chg-date-time="2016-04-02T15:39:00"/>
          </text:insertion>
        </text:changed-region>
        <text:changed-region xml:id="ct57006080" text:id="ct57006080">
          <text:insertion>
            <office:change-info>
              <dc:creator>Unknown Author</dc:creator>
              <dc:date>2016-04-03T20:30:00</dc:date>
            </office:change-info>
          </text:insertion>
        </text:changed-region>
        <text:changed-region xml:id="ct57085760" text:id="ct57085760">
          <text:insertion>
            <office:change-info>
              <dc:creator>martin </dc:creator>
              <dc:date>2016-04-02T15:39:00</dc:date>
            </office:change-info>
          </text:insertion>
        </text:changed-region>
        <text:changed-region xml:id="ct34220560" text:id="ct34220560">
          <text:deletion>
            <office:change-info>
              <dc:creator>Unknown Author</dc:creator>
              <dc:date>2016-04-03T20:33:00</dc:date>
            </office:change-info>
            <text:p text:style-name="Standard"/>
            <text:p text:style-name="Standard"/>
          </text:deletion>
          <text:insertion>
            <office:change-info office:chg-author="martin " office:chg-date-time="2016-04-02T15:53:00"/>
          </text:insertion>
        </text:changed-region>
        <text:changed-region xml:id="ct35071520" text:id="ct35071520">
          <text:deletion>
            <office:change-info>
              <dc:creator>martin </dc:creator>
              <dc:date>2016-04-02T15:53:00</dc:date>
            </office:change-info>
            <text:p text:style-name="Standard">, reliable computer based recognition of even simple 2-d shapes is unavailable.</text:p>
          </text:deletion>
        </text:changed-region>
        <text:changed-region xml:id="ct57265120" text:id="ct57265120">
          <text:deletion>
            <office:change-info>
              <dc:creator>Unknown Author</dc:creator>
              <dc:date>2016-04-03T20:33:00</dc:date>
            </office:change-info>
            <text:p text:style-name="Standard"/>
            <text:p text:style-name="Standard"/>
          </text:deletion>
        </text:changed-region>
        <text:changed-region xml:id="ct34219776" text:id="ct34219776">
          <text:deletion>
            <office:change-info>
              <dc:creator>martin </dc:creator>
              <dc:date>2016-04-02T15:53:00</dc:date>
            </office:change-info>
            <text:p text:style-name="Standard"/>
            <text:p text:style-name="Standard"/>
          </text:deletion>
        </text:changed-region>
        <text:changed-region xml:id="ct57266672" text:id="ct57266672">
          <text:insertion>
            <office:change-info>
              <dc:creator>Unknown Author</dc:creator>
              <dc:date>2016-04-03T20:33:00</dc:date>
            </office:change-info>
          </text:insertion>
        </text:changed-region>
        <text:changed-region xml:id="ct35071936" text:id="ct35071936">
          <text:insertion>
            <office:change-info>
              <dc:creator>martin </dc:creator>
              <dc:date>2016-04-02T15:53:00</dc:date>
            </office:change-info>
          </text:insertion>
        </text:changed-region>
        <text:changed-region xml:id="ct57321504" text:id="ct57321504">
          <text:deletion>
            <office:change-info>
              <dc:creator>Unknown Author</dc:creator>
              <dc:date>2016-04-03T20:31:00</dc:date>
            </office:change-info>
            <text:p text:style-name="Standard">'s</text:p>
          </text:deletion>
          <text:insertion>
            <office:change-info office:chg-author="martin " office:chg-date-time="2016-04-02T15:53:00"/>
          </text:insertion>
        </text:changed-region>
        <text:changed-region xml:id="ct57392096" text:id="ct57392096">
          <text:insertion>
            <office:change-info>
              <dc:creator>martin </dc:creator>
              <dc:date>2016-04-02T15:53:00</dc:date>
            </office:change-info>
          </text:insertion>
        </text:changed-region>
        <text:changed-region xml:id="ct35072336" text:id="ct35072336">
          <text:insertion>
            <office:change-info>
              <dc:creator>martin </dc:creator>
              <dc:date>2016-04-02T15:54:00</dc:date>
            </office:change-info>
          </text:insertion>
        </text:changed-region>
        <text:changed-region xml:id="ct35073232" text:id="ct35073232">
          <text:deletion>
            <office:change-info>
              <dc:creator>martin </dc:creator>
              <dc:date>2016-04-02T15:54:00</dc:date>
            </office:change-info>
            <text:p text:style-name="Standard">Here we present a </text:p>
          </text:deletion>
        </text:changed-region>
        <text:changed-region xml:id="ct35072128" text:id="ct35072128">
          <text:insertion>
            <office:change-info>
              <dc:creator>martin </dc:creator>
              <dc:date>2016-04-02T15:57:00</dc:date>
            </office:change-info>
          </text:insertion>
        </text:changed-region>
        <text:changed-region xml:id="ct35073680" text:id="ct35073680">
          <text:insertion>
            <office:change-info>
              <dc:creator>martin </dc:creator>
              <dc:date>2016-04-02T15:54:00</dc:date>
            </office:change-info>
          </text:insertion>
        </text:changed-region>
        <text:changed-region xml:id="ct35074144" text:id="ct35074144">
          <text:deletion>
            <office:change-info>
              <dc:creator>martin </dc:creator>
              <dc:date>2016-04-02T15:54:00</dc:date>
            </office:change-info>
            <text:p text:style-name="Standard">-d</text:p>
          </text:deletion>
        </text:changed-region>
        <text:changed-region xml:id="ct35073424" text:id="ct35073424">
          <text:insertion>
            <office:change-info>
              <dc:creator>martin </dc:creator>
              <dc:date>2016-04-02T15:57:00</dc:date>
            </office:change-info>
          </text:insertion>
        </text:changed-region>
        <text:changed-region xml:id="ct35074336" text:id="ct35074336">
          <text:insertion>
            <office:change-info>
              <dc:creator>martin </dc:creator>
              <dc:date>2016-04-02T15:54:00</dc:date>
            </office:change-info>
          </text:insertion>
        </text:changed-region>
        <text:changed-region xml:id="ct35074528" text:id="ct35074528">
          <text:insertion>
            <office:change-info>
              <dc:creator>martin </dc:creator>
              <dc:date>2016-04-02T15:54:00</dc:date>
            </office:change-info>
          </text:insertion>
        </text:changed-region>
        <text:changed-region xml:id="ct35074720" text:id="ct35074720">
          <text:deletion>
            <office:change-info>
              <dc:creator>martin </dc:creator>
              <dc:date>2016-04-02T15:55:00</dc:date>
            </office:change-info>
            <text:p text:style-name="Standard">recognition technique that will categorize shapes </text:p>
          </text:deletion>
        </text:changed-region>
        <text:changed-region xml:id="ct35074912" text:id="ct35074912">
          <text:insertion>
            <office:change-info>
              <dc:creator>martin </dc:creator>
              <dc:date>2016-04-02T15:55:00</dc:date>
            </office:change-info>
          </text:insertion>
        </text:changed-region>
        <text:changed-region xml:id="ct35075408" text:id="ct35075408">
          <text:insertion>
            <office:change-info>
              <dc:creator>martin </dc:creator>
              <dc:date>2016-04-02T15:55:00</dc:date>
            </office:change-info>
          </text:insertion>
        </text:changed-region>
        <text:changed-region xml:id="ct59626080" text:id="ct59626080">
          <text:insertion>
            <office:change-info>
              <dc:creator>Unknown Author</dc:creator>
              <dc:date>2016-04-03T20:31:00</dc:date>
            </office:change-info>
          </text:insertion>
        </text:changed-region>
        <text:changed-region xml:id="ct59737744" text:id="ct59737744">
          <text:insertion>
            <office:change-info>
              <dc:creator>martin </dc:creator>
              <dc:date>2016-04-02T15:55:00</dc:date>
            </office:change-info>
          </text:insertion>
        </text:changed-region>
        <text:changed-region xml:id="ct35075600" text:id="ct35075600">
          <text:deletion>
            <office:change-info>
              <dc:creator>martin </dc:creator>
              <dc:date>2016-04-02T15:55:00</dc:date>
            </office:change-info>
            <text:p text:style-name="Standard">ing a machine learning program called a </text:p>
          </text:deletion>
        </text:changed-region>
        <text:changed-region xml:id="ct35075104" text:id="ct35075104">
          <text:insertion>
            <office:change-info>
              <dc:creator>martin </dc:creator>
              <dc:date>2016-04-02T15:55:00</dc:date>
            </office:change-info>
          </text:insertion>
        </text:changed-region>
        <text:changed-region xml:id="ct59801168" text:id="ct59801168">
          <text:deletion>
            <office:change-info>
              <dc:creator>Unknown Author</dc:creator>
              <dc:date>2016-04-03T20:31:00</dc:date>
            </office:change-info>
            <text:p text:style-name="Standard">ed</text:p>
          </text:deletion>
          <text:insertion>
            <office:change-info office:chg-author="martin " office:chg-date-time="2016-04-02T15:55:00"/>
          </text:insertion>
        </text:changed-region>
        <text:changed-region xml:id="ct57325632" text:id="ct57325632">
          <text:insertion>
            <office:change-info>
              <dc:creator>Unknown Author</dc:creator>
              <dc:date>2016-04-03T20:32:00</dc:date>
            </office:change-info>
          </text:insertion>
        </text:changed-region>
        <text:changed-region xml:id="ct59774144" text:id="ct59774144">
          <text:insertion>
            <office:change-info>
              <dc:creator>martin </dc:creator>
              <dc:date>2016-04-02T15:55:00</dc:date>
            </office:change-info>
          </text:insertion>
        </text:changed-region>
        <text:changed-region xml:id="ct60051264" text:id="ct60051264">
          <text:deletion>
            <office:change-info>
              <dc:creator>Unknown Author</dc:creator>
              <dc:date>2016-04-03T20:34:00</dc:date>
            </office:change-info>
            <text:p text:style-name="Standard"/>
            <text:p text:style-name="Standard"/>
            <text:p text:style-name="Standard"/>
          </text:deletion>
        </text:changed-region>
        <text:changed-region xml:id="ct60095184" text:id="ct60095184">
          <text:insertion>
            <office:change-info>
              <dc:creator>Unknown Author</dc:creator>
              <dc:date>2016-04-03T20:34:00</dc:date>
            </office:change-info>
          </text:insertion>
        </text:changed-region>
        <text:changed-region xml:id="ct34284656" text:id="ct34284656">
          <text:insertion>
            <office:change-info>
              <dc:creator>martin </dc:creator>
              <dc:date>2016-04-02T15:56:00</dc:date>
            </office:change-info>
          </text:insertion>
        </text:changed-region>
        <text:changed-region xml:id="ct60175792" text:id="ct60175792">
          <text:deletion>
            <office:change-info>
              <dc:creator>Unknown Author</dc:creator>
              <dc:date>2016-04-03T20:35:00</dc:date>
            </office:change-info>
            <text:p text:style-name="Standard">s</text:p>
          </text:deletion>
          <text:insertion>
            <office:change-info office:chg-author="martin " office:chg-date-time="2016-04-02T15:56:00"/>
          </text:insertion>
        </text:changed-region>
        <text:changed-region xml:id="ct61237840" text:id="ct61237840">
          <text:insertion>
            <office:change-info>
              <dc:creator>Unknown Author</dc:creator>
              <dc:date>2016-04-03T20:35:00</dc:date>
            </office:change-info>
          </text:insertion>
        </text:changed-region>
        <text:changed-region xml:id="ct60238816" text:id="ct60238816">
          <text:insertion>
            <office:change-info>
              <dc:creator>martin </dc:creator>
              <dc:date>2016-04-02T15:56:00</dc:date>
            </office:change-info>
          </text:insertion>
        </text:changed-region>
        <text:changed-region xml:id="ct34285056" text:id="ct34285056">
          <text:deletion>
            <office:change-info>
              <dc:creator>martin </dc:creator>
              <dc:date>2016-04-02T15:57:00</dc:date>
            </office:change-info>
            <text:p text:style-name="Standard">Our method is to </text:p>
          </text:deletion>
        </text:changed-region>
        <text:changed-region xml:id="ct35071712" text:id="ct35071712">
          <text:insertion>
            <office:change-info>
              <dc:creator>martin </dc:creator>
              <dc:date>2016-04-02T15:58:00</dc:date>
            </office:change-info>
          </text:insertion>
        </text:changed-region>
        <text:changed-region xml:id="ct34285888" text:id="ct34285888">
          <text:deletion>
            <office:change-info>
              <dc:creator>martin </dc:creator>
              <dc:date>2016-04-02T15:58:00</dc:date>
            </office:change-info>
            <text:p text:style-name="Standard">extract a </text:p>
          </text:deletion>
        </text:changed-region>
        <text:changed-region xml:id="ct34282688" text:id="ct34282688">
          <text:insertion>
            <office:change-info>
              <dc:creator>martin </dc:creator>
              <dc:date>2016-04-02T15:57:00</dc:date>
            </office:change-info>
          </text:insertion>
        </text:changed-region>
        <text:changed-region xml:id="ct34282176" text:id="ct34282176">
          <text:insertion>
            <office:change-info>
              <dc:creator>martin </dc:creator>
              <dc:date>2016-04-02T15:57:00</dc:date>
            </office:change-info>
          </text:insertion>
        </text:changed-region>
        <text:changed-region xml:id="ct34282368" text:id="ct34282368">
          <text:deletion>
            <office:change-info>
              <dc:creator>martin </dc:creator>
              <dc:date>2016-04-02T15:57:00</dc:date>
            </office:change-info>
            <text:p text:style-name="Standard">-d</text:p>
          </text:deletion>
        </text:changed-region>
        <text:changed-region xml:id="ct35076320" text:id="ct35076320">
          <text:deletion>
            <office:change-info>
              <dc:creator>martin </dc:creator>
              <dc:date>2016-04-02T15:58:00</dc:date>
            </office:change-info>
            <text:p text:style-name="Standard">set of </text:p>
          </text:deletion>
        </text:changed-region>
        <text:changed-region xml:id="ct35073872" text:id="ct35073872">
          <text:deletion>
            <office:change-info>
              <dc:creator>martin </dc:creator>
              <dc:date>2016-04-02T15:58:00</dc:date>
            </office:change-info>
            <text:p text:style-name="Standard"><text:s/>of the shape and simplify the image. T</text:p>
          </text:deletion>
        </text:changed-region>
        <text:changed-region xml:id="ct35077024" text:id="ct35077024">
          <text:insertion>
            <office:change-info>
              <dc:creator>martin </dc:creator>
              <dc:date>2016-04-02T15:58:00</dc:date>
            </office:change-info>
          </text:insertion>
        </text:changed-region>
        <text:changed-region xml:id="ct35077216" text:id="ct35077216">
          <text:deletion>
            <office:change-info>
              <dc:creator>martin </dc:creator>
              <dc:date>2016-04-02T15:58:00</dc:date>
            </office:change-info>
            <text:p text:style-name="Standard">, using the simplified image </text:p>
          </text:deletion>
        </text:changed-region>
        <text:changed-region xml:id="ct35077408" text:id="ct35077408">
          <text:insertion>
            <office:change-info>
              <dc:creator>martin </dc:creator>
              <dc:date>2016-04-02T15:58:00</dc:date>
            </office:change-info>
          </text:insertion>
        </text:changed-region>
        <text:changed-region xml:id="ct35077600" text:id="ct35077600">
          <text:insertion>
            <office:change-info>
              <dc:creator>martin </dc:creator>
              <dc:date>2016-04-02T16:01:00</dc:date>
            </office:change-info>
          </text:insertion>
        </text:changed-region>
        <text:changed-region xml:id="ct35078032" text:id="ct35078032">
          <text:deletion>
            <office:change-info>
              <dc:creator>martin </dc:creator>
              <dc:date>2016-04-02T16:01:00</dc:date>
            </office:change-info>
            <text:p text:style-name="Standard">nsert </text:p>
          </text:deletion>
        </text:changed-region>
        <text:changed-region xml:id="ct34301568" text:id="ct34301568">
          <text:insertion>
            <office:change-info>
              <dc:creator>martin </dc:creator>
              <dc:date>2016-04-02T15:59:00</dc:date>
            </office:change-info>
          </text:insertion>
        </text:changed-region>
        <text:changed-region xml:id="ct34286080" text:id="ct34286080">
          <text:insertion>
            <office:change-info>
              <dc:creator>martin </dc:creator>
              <dc:date>2016-04-02T15:59:00</dc:date>
            </office:change-info>
          </text:insertion>
        </text:changed-region>
        <text:changed-region xml:id="ct59644304" text:id="ct59644304">
          <text:deletion>
            <office:change-info>
              <dc:creator>Unknown Author</dc:creator>
              <dc:date>2016-04-03T20:32:00</dc:date>
            </office:change-info>
            <text:p text:style-name="Standard">size</text:p>
          </text:deletion>
          <text:insertion>
            <office:change-info office:chg-author="martin " office:chg-date-time="2016-04-02T15:59:00"/>
          </text:insertion>
        </text:changed-region>
        <text:changed-region xml:id="ct59893712" text:id="ct59893712">
          <text:insertion>
            <office:change-info>
              <dc:creator>Unknown Author</dc:creator>
              <dc:date>2016-04-03T20:32:00</dc:date>
            </office:change-info>
          </text:insertion>
        </text:changed-region>
        <text:changed-region xml:id="ct59779104" text:id="ct59779104">
          <text:insertion>
            <office:change-info>
              <dc:creator>martin </dc:creator>
              <dc:date>2016-04-02T15:59:00</dc:date>
            </office:change-info>
          </text:insertion>
        </text:changed-region>
        <text:changed-region xml:id="ct34221424" text:id="ct34221424">
          <text:insertion>
            <office:change-info>
              <dc:creator>martin </dc:creator>
              <dc:date>2016-04-02T16:00:00</dc:date>
            </office:change-info>
          </text:insertion>
        </text:changed-region>
        <text:changed-region xml:id="ct34532864" text:id="ct34532864">
          <text:insertion>
            <office:change-info>
              <dc:creator>martin </dc:creator>
              <dc:date>2016-04-02T16:01:00</dc:date>
            </office:change-info>
          </text:insertion>
        </text:changed-region>
        <text:changed-region xml:id="ct34281744" text:id="ct34281744">
          <text:insertion>
            <office:change-info>
              <dc:creator>martin </dc:creator>
              <dc:date>2016-04-02T16:01:00</dc:date>
            </office:change-info>
          </text:insertion>
        </text:changed-region>
        <text:changed-region xml:id="ct35077792" text:id="ct35077792">
          <text:deletion>
            <office:change-info>
              <dc:creator>martin </dc:creator>
              <dc:date>2016-04-02T16:01:00</dc:date>
            </office:change-info>
            <text:p text:style-name="Standard"><text:s/>is met to create the internal structure of the shape.</text:p>
          </text:deletion>
        </text:changed-region>
        <text:changed-region xml:id="ct35078224" text:id="ct35078224">
          <text:insertion>
            <office:change-info>
              <dc:creator>martin </dc:creator>
              <dc:date>2016-04-02T16:04:00</dc:date>
            </office:change-info>
          </text:insertion>
        </text:changed-region>
        <text:changed-region xml:id="ct34307568" text:id="ct34307568">
          <text:insertion>
            <office:change-info>
              <dc:creator>martin </dc:creator>
              <dc:date>2016-04-02T16:05:00</dc:date>
            </office:change-info>
          </text:insertion>
        </text:changed-region>
        <text:changed-region xml:id="ct34304864" text:id="ct34304864">
          <text:deletion>
            <office:change-info>
              <dc:creator>martin </dc:creator>
              <dc:date>2016-04-02T16:05:00</dc:date>
            </office:change-info>
            <text:p text:style-name="Standard">structure</text:p>
          </text:deletion>
        </text:changed-region>
        <text:changed-region xml:id="ct34302416" text:id="ct34302416">
          <text:insertion>
            <office:change-info>
              <dc:creator>martin </dc:creator>
              <dc:date>2016-04-02T16:05:00</dc:date>
            </office:change-info>
          </text:insertion>
        </text:changed-region>
        <text:changed-region xml:id="ct34302768" text:id="ct34302768">
          <text:deletion>
            <office:change-info>
              <dc:creator>martin </dc:creator>
              <dc:date>2016-04-02T16:05:00</dc:date>
            </office:change-info>
            <text:p text:style-name="Standard">.</text:p>
          </text:deletion>
        </text:changed-region>
        <text:changed-region xml:id="ct60031344" text:id="ct60031344">
          <text:deletion>
            <office:change-info>
              <dc:creator>Unknown Author</dc:creator>
              <dc:date>2016-04-03T20:34:00</dc:date>
            </office:change-info>
            <text:p text:style-name="Standard"/>
            <text:p text:style-name="Standard"/>
            <text:p text:style-name="Standard"/>
          </text:deletion>
        </text:changed-region>
        <text:changed-region xml:id="ct60136544" text:id="ct60136544">
          <text:insertion>
            <office:change-info>
              <dc:creator>Unknown Author</dc:creator>
              <dc:date>2016-04-03T20:34:00</dc:date>
            </office:change-info>
          </text:insertion>
        </text:changed-region>
        <text:changed-region xml:id="ct34305664" text:id="ct34305664">
          <text:deletion>
            <office:change-info>
              <dc:creator>martin </dc:creator>
              <dc:date>2016-04-02T16:06:00</dc:date>
            </office:change-info>
            <text:p text:style-name="Standard">se</text:p>
          </text:deletion>
        </text:changed-region>
        <text:changed-region xml:id="ct35078416" text:id="ct35078416">
          <text:insertion>
            <office:change-info>
              <dc:creator>martin </dc:creator>
              <dc:date>2016-04-02T16:07:00</dc:date>
            </office:change-info>
          </text:insertion>
        </text:changed-region>
        <text:changed-region xml:id="ct35078608" text:id="ct35078608">
          <text:insertion>
            <office:change-info>
              <dc:creator>martin </dc:creator>
              <dc:date>2016-04-02T16:10:00</dc:date>
            </office:change-info>
          </text:insertion>
        </text:changed-region>
        <text:changed-region xml:id="ct35078800" text:id="ct35078800">
          <text:insertion>
            <office:change-info>
              <dc:creator>martin </dc:creator>
              <dc:date>2016-04-02T16:06:00</dc:date>
            </office:change-info>
          </text:insertion>
        </text:changed-region>
        <text:changed-region xml:id="ct35079376" text:id="ct35079376">
          <text:deletion>
            <office:change-info>
              <dc:creator>martin </dc:creator>
              <dc:date>2016-04-02T16:10:00</dc:date>
            </office:change-info>
            <text:p text:style-name="Standard">include</text:p>
          </text:deletion>
        </text:changed-region>
        <text:changed-region xml:id="ct35079184" text:id="ct35079184">
          <text:deletion>
            <office:change-info>
              <dc:creator>martin </dc:creator>
              <dc:date>2016-04-02T16:07:00</dc:date>
            </office:change-info>
            <text:p text:style-name="Standard">which </text:p>
          </text:deletion>
        </text:changed-region>
        <text:changed-region xml:id="ct35078992" text:id="ct35078992">
          <text:deletion>
            <office:change-info>
              <dc:creator>martin </dc:creator>
              <dc:date>2016-04-02T16:06:00</dc:date>
            </office:change-info>
            <text:p text:style-name="Standard">features </text:p>
          </text:deletion>
        </text:changed-region>
        <text:changed-region xml:id="ct35079568" text:id="ct35079568">
          <text:insertion>
            <office:change-info>
              <dc:creator>martin </dc:creator>
              <dc:date>2016-04-02T16:10:00</dc:date>
            </office:change-info>
          </text:insertion>
        </text:changed-region>
        <text:changed-region xml:id="ct34308320" text:id="ct34308320">
          <text:insertion>
            <office:change-info>
              <dc:creator>martin </dc:creator>
              <dc:date>2016-04-02T16:08:00</dc:date>
            </office:change-info>
          </text:insertion>
        </text:changed-region>
        <text:changed-region xml:id="ct34308976" text:id="ct34308976">
          <text:deletion>
            <office:change-info>
              <dc:creator>martin </dc:creator>
              <dc:date>2016-04-02T16:11:00</dc:date>
            </office:change-info>
            <text:p text:style-name="Standard"><text:s/>are all inserted</text:p>
          </text:deletion>
        </text:changed-region>
        <text:changed-region xml:id="ct34306736" text:id="ct34306736">
          <text:insertion>
            <office:change-info>
              <dc:creator>martin </dc:creator>
              <dc:date>2016-04-02T16:11:00</dc:date>
            </office:change-info>
          </text:insertion>
        </text:changed-region>
        <text:changed-region xml:id="ct35080624" text:id="ct35080624">
          <text:deletion>
            <office:change-info>
              <dc:creator>martin </dc:creator>
              <dc:date>2016-04-02T16:11:00</dc:date>
            </office:change-info>
            <text:p text:style-name="Standard"><text:s/>as </text:p>
          </text:deletion>
        </text:changed-region>
        <text:changed-region xml:id="ct34302960" text:id="ct34302960">
          <text:insertion>
            <office:change-info>
              <dc:creator>martin </dc:creator>
              <dc:date>2016-04-02T16:11:00</dc:date>
            </office:change-info>
          </text:insertion>
        </text:changed-region>
        <text:changed-region xml:id="ct34311408" text:id="ct34311408">
          <text:deletion>
            <office:change-info>
              <dc:creator>martin </dc:creator>
              <dc:date>2016-04-02T16:12:00</dc:date>
            </office:change-info>
            <text:p text:style-name="Standard">into the </text:p>
          </text:deletion>
        </text:changed-region>
        <text:changed-region xml:id="ct34530464" text:id="ct34530464">
          <text:insertion>
            <office:change-info>
              <dc:creator>martin </dc:creator>
              <dc:date>2016-04-02T16:12:00</dc:date>
            </office:change-info>
          </text:insertion>
        </text:changed-region>
        <text:changed-region xml:id="ct35075792" text:id="ct35075792">
          <text:insertion>
            <office:change-info>
              <dc:creator>martin </dc:creator>
              <dc:date>2016-04-02T16:12:00</dc:date>
            </office:change-info>
          </text:insertion>
        </text:changed-region>
        <text:changed-region xml:id="ct35075984" text:id="ct35075984">
          <text:insertion>
            <office:change-info>
              <dc:creator>martin </dc:creator>
              <dc:date>2016-04-02T16:13:00</dc:date>
            </office:change-info>
          </text:insertion>
        </text:changed-region>
        <text:changed-region xml:id="ct35080816" text:id="ct35080816">
          <text:deletion>
            <office:change-info>
              <dc:creator>martin </dc:creator>
              <dc:date>2016-04-02T16:13:00</dc:date>
            </office:change-info>
            <text:p text:style-name="Standard">plot the feature on a multi-dimensional space and </text:p>
          </text:deletion>
        </text:changed-region>
        <text:changed-region xml:id="ct35081008" text:id="ct35081008">
          <text:insertion>
            <office:change-info>
              <dc:creator>martin </dc:creator>
              <dc:date>2016-04-02T16:13:00</dc:date>
            </office:change-info>
          </text:insertion>
        </text:changed-region>
        <text:changed-region xml:id="ct35081200" text:id="ct35081200">
          <text:insertion>
            <office:change-info>
              <dc:creator>martin </dc:creator>
              <dc:date>2016-04-02T16:13:00</dc:date>
            </office:change-info>
          </text:insertion>
        </text:changed-region>
        <text:changed-region xml:id="ct34307760" text:id="ct34307760">
          <text:deletion>
            <office:change-info>
              <dc:creator>Unknown Author</dc:creator>
              <dc:date>2016-04-03T20:34:00</dc:date>
            </office:change-info>
            <text:p text:style-name="Standard"/>
            <text:p text:style-name="Standard"/>
          </text:deletion>
          <text:insertion>
            <office:change-info office:chg-author="martin " office:chg-date-time="2016-04-02T16:14:00"/>
          </text:insertion>
        </text:changed-region>
        <text:changed-region xml:id="ct35083472" text:id="ct35083472">
          <text:deletion>
            <office:change-info>
              <dc:creator>martin </dc:creator>
              <dc:date>2016-04-02T16:14:00</dc:date>
            </office:change-info>
            <text:p text:style-name="Standard">.</text:p>
          </text:deletion>
        </text:changed-region>
        <text:changed-region xml:id="ct59995184" text:id="ct59995184">
          <text:deletion>
            <office:change-info>
              <dc:creator>Unknown Author</dc:creator>
              <dc:date>2016-04-03T20:34:00</dc:date>
            </office:change-info>
            <text:p text:style-name="Standard"/>
            <text:p text:style-name="Standard"/>
          </text:deletion>
        </text:changed-region>
        <text:changed-region xml:id="ct34383952" text:id="ct34383952">
          <text:deletion>
            <office:change-info>
              <dc:creator>martin </dc:creator>
              <dc:date>2016-04-02T16:14:00</dc:date>
            </office:change-info>
            <text:p text:style-name="Standard"/>
            <text:p text:style-name="Standard"/>
          </text:deletion>
        </text:changed-region>
        <text:changed-region xml:id="ct60240848" text:id="ct60240848">
          <text:insertion>
            <office:change-info>
              <dc:creator>Unknown Author</dc:creator>
              <dc:date>2016-04-03T20:34:00</dc:date>
            </office:change-info>
          </text:insertion>
        </text:changed-region>
        <text:changed-region xml:id="ct34384608" text:id="ct34384608">
          <text:insertion>
            <office:change-info>
              <dc:creator>martin </dc:creator>
              <dc:date>2016-04-02T16:14:00</dc:date>
            </office:change-info>
          </text:insertion>
        </text:changed-region>
        <text:changed-region xml:id="ct34384912" text:id="ct34384912">
          <text:insertion>
            <office:change-info>
              <dc:creator>martin </dc:creator>
              <dc:date>2016-04-02T16:15:00</dc:date>
            </office:change-info>
          </text:insertion>
        </text:changed-region>
        <text:changed-region xml:id="ct34310000" text:id="ct34310000">
          <text:deletion>
            <office:change-info>
              <dc:creator>martin </dc:creator>
              <dc:date>2016-04-02T16:15:00</dc:date>
            </office:change-info>
            <text:p text:style-name="Standard">will only work for </text:p>
          </text:deletion>
        </text:changed-region>
        <text:changed-region xml:id="ct34191808" text:id="ct34191808">
          <text:insertion>
            <office:change-info>
              <dc:creator>martin </dc:creator>
              <dc:date>2016-04-02T16:15:00</dc:date>
            </office:change-info>
          </text:insertion>
        </text:changed-region>
        <text:changed-region xml:id="ct34192000" text:id="ct34192000">
          <text:deletion>
            <office:change-info>
              <dc:creator>martin </dc:creator>
              <dc:date>2016-04-02T16:15:00</dc:date>
            </office:change-info>
            <text:p text:style-name="Standard">2-d images</text:p>
          </text:deletion>
        </text:changed-region>
        <text:changed-region xml:id="ct34191600" text:id="ct34191600">
          <text:insertion>
            <office:change-info>
              <dc:creator>martin </dc:creator>
              <dc:date>2016-04-02T16:16:00</dc:date>
            </office:change-info>
          </text:insertion>
        </text:changed-region>
        <text:changed-region xml:id="ct34192192" text:id="ct34192192">
          <text:deletion>
            <office:change-info>
              <dc:creator>martin </dc:creator>
              <dc:date>2016-04-02T16:16:00</dc:date>
            </office:change-info>
            <text:p text:style-name="Standard">believe that </text:p>
          </text:deletion>
        </text:changed-region>
        <text:changed-region xml:id="ct34192400" text:id="ct34192400">
          <text:insertion>
            <office:change-info>
              <dc:creator>martin </dc:creator>
              <dc:date>2016-04-02T16:16:00</dc:date>
            </office:change-info>
          </text:insertion>
        </text:changed-region>
        <text:changed-region xml:id="ct34192592" text:id="ct34192592">
          <text:deletion>
            <office:change-info>
              <dc:creator>martin </dc:creator>
              <dc:date>2016-04-02T16:16:00</dc:date>
            </office:change-info>
            <text:p text:style-name="Standard">has potential to be able to correctly </text:p>
          </text:deletion>
        </text:changed-region>
        <text:changed-region xml:id="ct34193120" text:id="ct34193120">
          <text:insertion>
            <office:change-info>
              <dc:creator>martin </dc:creator>
              <dc:date>2016-04-02T16:16:00</dc:date>
            </office:change-info>
          </text:insertion>
        </text:changed-region>
        <text:changed-region xml:id="ct34193312" text:id="ct34193312">
          <text:deletion>
            <office:change-info>
              <dc:creator>martin </dc:creator>
              <dc:date>2016-04-02T16:17:00</dc:date>
            </office:change-info>
            <text:p text:style-name="Standard">all </text:p>
          </text:deletion>
        </text:changed-region>
        <text:changed-region xml:id="ct34310352" text:id="ct34310352">
          <text:insertion>
            <office:change-info>
              <dc:creator>martin </dc:creator>
              <dc:date>2016-04-02T16:17:00</dc:date>
            </office:change-info>
          </text:insertion>
        </text:changed-region>
        <text:changed-region xml:id="ct29359856" text:id="ct29359856">
          <text:deletion>
            <office:change-info>
              <dc:creator>martin </dc:creator>
              <dc:date>2016-04-02T16:17:00</dc:date>
            </office:change-info>
            <text:p text:style-name="Standard">s with a greater accuracy than any method before.</text:p>
            <text:p text:style-name="Standard">(maybe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: <text:change text:change-id="ct34220960"/><text:change-start text:change-id="ct34221792"/>D<text:change-end text:change-id="ct34221792"/><text:change text:change-id="ct34222016"/>etection of growth regimes in chemical gardens using<text:change-start text:change-id="ct34222528"/> semi-supervised <text:change-end text:change-id="ct34222528"/><text:change-start text:change-id="ct34222208"/>computer vision machine learning<text:change-end text:change-id="ct34222208"/>.</text:p>
      <text:p text:style-name="Standard"/>
      <text:p text:style-name="Standard"/>
      <text:p text:style-name="Standard">Abstract:</text:p>
      <text:p text:style-name="Standard"/>
      <text:p text:style-name="Standard"><text:change text:change-id="ct34219584"/><text:change-start text:change-id="ct34222720"/>P<text:change-end text:change-id="ct34222720"/>eople <text:change text:change-id="ct35070992"/>recognize shapes<text:change-start text:change-id="ct35071184"/>, faces, and patter<text:change-end text:change-id="ct35071184"/><text:change-start text:change-id="ct56815408"/><text:span text:style-name="T1">ns</text:span><text:change-end text:change-id="ct56815408"/><text:change text:change-id="ct56927664"/><text:change-start text:change-id="ct56836080"/> with eas<text:change-end text:change-id="ct56836080"/><text:change text:change-id="ct56919280"/><text:change-start text:change-id="ct35072880"/><text:span text:style-name="T1">e</text:span><text:change-end text:change-id="ct35072880"/><text:change-start text:change-id="ct56903120"/>, but<text:change-end text:change-id="ct56903120"/><text:change-start text:change-id="ct56939760"/> <text:span text:style-name="T1">designing</text:span><text:change-end text:change-id="ct56939760"/><text:change-start text:change-id="ct56982128"/> computer algorithms to do the same task<text:change-end text:change-id="ct56982128"/><text:change text:change-id="ct60046112"/><text:change-start text:change-id="ct60953328"/> <text:change-end text:change-id="ct60953328"/><text:change text:change-id="ct57258128"/><text:change-start text:change-id="ct57006080"/><text:span text:style-name="T1">is extremely difficult to design</text:span><text:change-end text:change-id="ct57006080"/><text:change-start text:change-id="ct57085760"/>. The two-step process of shape detection first extracts various features about the shape, then trains a classifier on extracted features from multiple shapes to recognize the features of one shape from all others.<text:change-end text:change-id="ct57085760"/><text:change text:change-id="ct34220560"/><text:change text:change-id="ct35071520"/><text:change text:change-id="ct57265120"/><text:change text:change-id="ct34219776"/><text:change-start text:change-id="ct57266672"/> <text:change-end text:change-id="ct57266672"/><text:change-start text:change-id="ct35071936"/>In this project, we designed and implemented shape<text:change-end text:change-id="ct35071936"/><text:change text:change-id="ct57321504"/><text:change-start text:change-id="ct57392096"/> skeletonization <text:change-end text:change-id="ct57392096"/><text:change-start text:change-id="ct35072336"/>to extract features from <text:change-end text:change-id="ct35072336"/><text:change text:change-id="ct35073232"/><text:change-start text:change-id="ct35072128"/>two-dimensional (<text:change-end text:change-id="ct35072128"/>2<text:change-start text:change-id="ct35073680"/>D<text:change-end text:change-id="ct35073680"/><text:change text:change-id="ct35074144"/><text:change-start text:change-id="ct35073424"/>)<text:change-end text:change-id="ct35073424"/> <text:change-start text:change-id="ct35074336"/>hand-drawn <text:change-end text:change-id="ct35074336"/>shape<text:change-start text:change-id="ct35074528"/>s<text:change-end text:change-id="ct35074528"/> <text:change text:change-id="ct35074720"/><text:change-start text:change-id="ct35074912"/>and <text:change-end text:change-id="ct35074912"/>us<text:change-start text:change-id="ct35075408"/>ed<text:change-end text:change-id="ct35075408"/><text:change-start text:change-id="ct59626080"/> <text:span text:style-name="T1">a</text:span><text:change-end text:change-id="ct59626080"/><text:change-start text:change-id="ct59737744"/> <text:change-end text:change-id="ct59737744"/><text:change text:change-id="ct35075600"/>support vector machine (SVM)<text:change-start text:change-id="ct35075104"/> to categoriz<text:change-end text:change-id="ct35075104"/><text:change text:change-id="ct59801168"/><text:change-start text:change-id="ct57325632"/><text:span text:style-name="T1">e the</text:span><text:change-end text:change-id="ct57325632"/><text:change-start text:change-id="ct59774144"/> different shapes<text:change-end text:change-id="ct59774144"/>.<text:change text:change-id="ct60051264"/><text:change-start text:change-id="ct60095184"/> <text:change-end text:change-id="ct60095184"/><text:change-start text:change-id="ct34284656"/>The skeletonization<text:change-end text:change-id="ct34284656"/><text:change text:change-id="ct60175792"/><text:change-start text:change-id="ct61237840"/> <text:span text:style-name="T3">process</text:span><text:change-end text:change-id="ct61237840"/><text:change-start text:change-id="ct60238816"/> <text:change-end text:change-id="ct60238816"/><text:change text:change-id="ct34285056"/>first <text:change-start text:change-id="ct35071712"/>simplified the image into a <text:change-end text:change-id="ct35071712"/><text:change text:change-id="ct34285888"/><text:change-start text:change-id="ct34282688"/>set of <text:change-end text:change-id="ct34282688"/>2<text:change-start text:change-id="ct34282176"/>D<text:change-end text:change-id="ct34282176"/><text:change text:change-id="ct34282368"/> <text:change text:change-id="ct35076320"/>points<text:change text:change-id="ct35073872"/><text:change-start text:change-id="ct35077024"/>, t<text:change-end text:change-id="ct35077024"/>hen<text:change text:change-id="ct35077216"/><text:change-start text:change-id="ct35077408"/> <text:change-end text:change-id="ct35077408"/>we i<text:change-start text:change-id="ct35077600"/>mprinted non-overlapping <text:change-end text:change-id="ct35077600"/><text:change text:change-id="ct35078032"/>circles <text:change-start text:change-id="ct34301568"/>that were touching each other and the shape's outside contour <text:change-end text:change-id="ct34301568"/>until <text:change-start text:change-id="ct34286080"/>the circle <text:change-end text:change-id="ct34286080"/><text:change text:change-id="ct59644304"/><text:change-start text:change-id="ct59893712"/><text:span text:style-name="T1">area</text:span><text:change-end text:change-id="ct59893712"/><text:change-start text:change-id="ct59779104"/> that could fit into the sha<text:change-end text:change-id="ct59779104"/><text:change-start text:change-id="ct34221424"/>pe were <text:change-end text:change-id="ct34221424"/><text:change-start text:change-id="ct34532864"/>below <text:change-end text:change-id="ct34532864"/>a threshold<text:change-start text:change-id="ct34281744"/>.<text:change-end text:change-id="ct34281744"/><text:change text:change-id="ct35077792"/> We measure several features of both the internal <text:change-start text:change-id="ct35078224"/>imprinted skeleton <text:change-end text:change-id="ct35078224"/>structure and the <text:change-start text:change-id="ct34307568"/>shape's <text:change-end text:change-id="ct34307568"/>outer <text:change text:change-id="ct34304864"/><text:change-start text:change-id="ct34302416"/>properties.<text:change-end text:change-id="ct34302416"/><text:change text:change-id="ct34302768"/><text:change text:change-id="ct60031344"/><text:change-start text:change-id="ct60136544"/> <text:change-end text:change-id="ct60136544"/>The<text:change text:change-id="ct34305664"/> <text:change-start text:change-id="ct35078416"/>shape's <text:change-end text:change-id="ct35078416"/><text:change-start text:change-id="ct35078608"/>features were extracted by <text:change-end text:change-id="ct35078608"/><text:change-start text:change-id="ct35078800"/>measuring <text:change-end text:change-id="ct35078800"/><text:change text:change-id="ct35079376"/><text:change text:change-id="ct35079184"/><text:change text:change-id="ct35078992"/><text:change-start text:change-id="ct35079568"/>skeleton's<text:change-end text:change-id="ct35079568"/> modularity, network diameter, average degree, average edge length, number of circles, average angle between adjacent skeleton edges, bounding hull area, hull length, shape length, and shape area<text:change-start text:change-id="ct34308320"/>. The features <text:change-end text:change-id="ct34308320"/><text:change text:change-id="ct34308976"/><text:change-start text:change-id="ct34306736"/>were used as training <text:change-end text:change-id="ct34306736"/><text:change text:change-id="ct35080624"/>data <text:change-start text:change-id="ct34302960"/>for <text:change-end text:change-id="ct34302960"/><text:change text:change-id="ct34311408"/><text:change-start text:change-id="ct34530464"/>the <text:change-end text:change-id="ct34530464"/>SVM which will <text:change-start text:change-id="ct35075792"/>adjust a multi-dimensional plane (<text:change-end text:change-id="ct35075792"/><text:change-start text:change-id="ct35075984"/>one dimension per feature) <text:change-end text:change-id="ct35075984"/><text:change text:change-id="ct35080816"/><text:change-start text:change-id="ct35081008"/>to <text:change-end text:change-id="ct35081008"/>group similar feature sets together<text:change-start text:change-id="ct35081200"/> to be distinguished from features representing other shapes.<text:change-end text:change-id="ct35081200"/><text:change text:change-id="ct34307760"/><text:change text:change-id="ct35083472"/><text:change text:change-id="ct59995184"/><text:change text:change-id="ct34383952"/><text:change-start text:change-id="ct60240848"/> <text:change-end text:change-id="ct60240848"/>Although our method <text:change-start text:change-id="ct34384608"/>was <text:change-end text:change-id="ct34384608"/><text:change-start text:change-id="ct34384912"/>designed for shape recognition on <text:change-end text:change-id="ct34384912"/><text:change text:change-id="ct34310000"/><text:change-start text:change-id="ct34191808"/>images of 2D hand-drawn shapes<text:change-end text:change-id="ct34191808"/><text:change text:change-id="ct34192000"/>, we <text:change-start text:change-id="ct34191600"/>propose <text:change-end text:change-id="ct34191600"/><text:change text:change-id="ct34192192"/>this technique <text:change-start text:change-id="ct34192400"/>as a general tool to <text:change-end text:change-id="ct34192400"/><text:change text:change-id="ct34192592"/>recognize <text:change-start text:change-id="ct34193120"/>any <text:change-end text:change-id="ct34193120"/><text:change text:change-id="ct34193312"/>shape<text:change-start text:change-id="ct34310352"/> type extracted from any type of image.</text:p>
      <text:p text:style-name="Standard"><text:change-end text:change-id="ct34310352"/><text:change text:change-id="ct293598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2:46:50.690001733</meta:creation-date>
    <dc:date>2016-04-03T20:35:28.191314716</dc:date>
    <meta:editing-duration>PT15M2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259" meta:character-count="1730" meta:non-whitespace-character-count="1474"/>
  </office:meta>
</office:document-meta>
</file>